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in this article (if this page is the first one in this list, then page 1 – this page; otherwise: last page +1 – this page; if there are pages behind this page which are not in the list, these are also covered)</text:p>
          </table:table-cell>
        </table:table-row>
        <table:table-row table:style-name="ro1">
          <table:table-cell office:value-type="string" calcext:value-type="string">
            <text:p>molecules-25-01124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24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24-v2.pdf_3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24-v2.pdf_3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52-v2.pdf_4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3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ecules-25-01160-v2.pdf_3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60-v2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60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4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6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4.png_segment_8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60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0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0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6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6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70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70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70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2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83.pdf_3.png_segment_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8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3.png_segment_6.pn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1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5.png_segment_2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6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lecules-25-01183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5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83.pdf_7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9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1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183.pdf_7.png_segment_1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7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19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7.png_segment_2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7.png_segment_2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3.pdf_8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3.pdf_8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3.pdf_8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9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9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3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189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5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89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89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89-v2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19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10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192.pdf_10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10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192.pdf_10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09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09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3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3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13-v2.pdf_4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3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3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16.pdf_4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16.pdf_4.png_segment_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16.pdf_4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28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28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28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4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28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28-v2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ecules-25-01233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4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3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4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3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2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3-v2.pdf_5.png_segment_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3-v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3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3-v2.pdf_5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5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33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6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3-v2.pdf_6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3-v2.pdf_6.png_segment_8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7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37-v2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7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7-v2.pdf_2.png_segment_9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7-v2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39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4.png_segment_2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9-v2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4.png_segment_4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9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7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39-v2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7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8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8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9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9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10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0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39-v2.pdf_1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39-v2.pdf_1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43-v2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43-v2.pdf_4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43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3-v2.pdf_4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49-v3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0-v2.pdf_2.png_segment_0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0-v2.pdf_2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50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0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3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3.pdf_3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3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3.p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53.pdf_3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4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4-v2.pdf_3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4-v2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3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3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3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4-v2.pdf_4.png_segment_0.p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cules-25-01254-v2.pdf_4.png_segment_1.p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cules-25-01255-v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5-v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3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5-v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5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5-v3.pdf_7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es-25-01255-v3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2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es-25-01257-v2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7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ules-25-01257-v2.pdf_8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es-25-01257-v2.pdf_8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8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8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es-25-01257-v2.pdf_8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es-25-01257-v2.pdf_8.png_segment_7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99])" office:value-type="float" office:value="321" calcext:value-type="float">
            <text:p>321</text:p>
          </table:table-cell>
          <table:table-cell table:formula="of:=SUM([.C2:.C399])" office:value-type="float" office:value="396" calcext:value-type="float">
            <text:p>396</text:p>
          </table:table-cell>
          <table:table-cell table:formula="of:=SUM([.D2:.D399])" office:value-type="float" office:value="44" calcext:value-type="float">
            <text:p>44</text:p>
          </table:table-cell>
          <table:table-cell table:formula="of:=SUM([.E2:.E399])" office:value-type="float" office:value="50" calcext:value-type="float">
            <text:p>50</text:p>
          </table:table-cell>
          <table:table-cell table:formula="of:=SUM([.F2:.F399])" office:value-type="float" office:value="2" calcext:value-type="float">
            <text:p>2</text:p>
          </table:table-cell>
          <table:table-cell table:formula="of:=SUM([.G2:.G399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m of recognized molecules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molecules</text:p>
          </table:table-cell>
          <table:table-cell table:formula="of:=[.B401]+[.G400]-[.F400]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recognized molecules</text:p>
          </table:table-cell>
          <table:table-cell table:formula="of:=[.B401]/[.B402]" office:value-type="float" office:value="0.927400468384075" calcext:value-type="float">
            <text:p>0.927400468384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ONLY MODEL</text:p>
          </table:table-cell>
          <table:table-cell table:formula="of:=[.B400]/[.B401]" office:value-type="float" office:value="0.810606060606061" calcext:value-type="float">
            <text:p>0.810606060606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AFTER EXPANSION</text:p>
          </table:table-cell>
          <table:table-cell table:formula="of:=([.C400]-[.F400])/[.B401]" office:value-type="float" office:value="0.994949494949495" calcext:value-type="float">
            <text:p>0.994949494949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ONLY MODEL</text:p>
          </table:table-cell>
          <table:table-cell table:formula="of:=[.D400]/[.B401]" office:value-type="float" office:value="0.111111111111111" calcext:value-type="float">
            <text:p>0.1111111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AFTER EXPANSION</text:p>
          </table:table-cell>
          <table:table-cell table:formula="of:=[.E400]/[.B401]" office:value-type="float" office:value="0.126262626262626" calcext:value-type="float">
            <text:p>0.12626262626262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ue-positive</text:p>
          </table:table-cell>
          <table:table-cell table:formula="of:=[.C400]-[.E400]-[.F400]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-positive</text:p>
          </table:table-cell>
          <table:table-cell table:formula="of:=[.F400]+[.E400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-negative</text:p>
          </table:table-cell>
          <table:table-cell table:formula="of:=[.G400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409]/([.B409]+[.B410])" office:value-type="float" office:value="0.868686868686869" calcext:value-type="float">
            <text:p>0.868686868686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409]/([.B409]+[.B411])" office:value-type="float" office:value="0.912466843501326" calcext:value-type="float">
            <text:p>0.912466843501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table:formula="of:=2*[.B409]/(2*[.B409]+[.B410]+[.B411])" office:value-type="float" office:value="0.890038809831824" calcext:value-type="float">
            <text:p>0.89003880983182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5:04:37.987431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20:23:46.497489574</dc:date>
    <meta:editing-duration>PT23H48M37S</meta:editing-duration>
    <meta:editing-cycles>170</meta:editing-cycles>
    <meta:generator>LibreOffice/6.0.7.3$Linux_X86_64 LibreOffice_project/00m0$Build-3</meta:generator>
    <meta:document-statistic meta:table-count="1" meta:cell-count="1387" meta:object-count="0"/>
  </office:meta>
</office:document-meta>
</file>